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699cm"/>
    </style:style>
    <style:style style:name="Tabelle1.B" style:family="table-column">
      <style:table-column-properties style:column-width="2.967cm"/>
    </style:style>
    <style:style style:name="Tabelle1.C" style:family="table-column">
      <style:table-column-properties style:column-width="2.835cm"/>
    </style:style>
    <style:style style:name="Tabelle1.D" style:family="table-column">
      <style:table-column-properties style:column-width="2.833cm"/>
    </style:style>
    <style:style style:name="Tabelle1.F" style:family="table-column">
      <style:table-column-properties style:column-width="2.84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097cm" fo:border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5.666cm"/>
    </style:style>
    <style:style style:name="Tabelle2.B" style:family="table-column">
      <style:table-column-properties style:column-width="5.844cm"/>
    </style:style>
    <style:style style:name="Tabelle2.C" style:family="table-column">
      <style:table-column-properties style:column-width="5.503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5.667cm" style:rel-column-width="21845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8.5cm" style:rel-column-width="32767*"/>
    </style:style>
    <style:style style:name="Tabelle6.B" style:family="table-column">
      <style:table-column-properties style:column-width="8.5cm" style:rel-column-width="32768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2.429cm" style:rel-column-width="9362*"/>
    </style:style>
    <style:style style:name="Tabelle5.G" style:family="table-column">
      <style:table-column-properties style:column-width="2.429cm" style:rel-column-width="9363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G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B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8.5cm" style:rel-column-width="32767*"/>
    </style:style>
    <style:style style:name="Tabelle7.B" style:family="table-column">
      <style:table-column-properties style:column-width="8.5cm" style:rel-column-width="32768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B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4.249cm" style:rel-column-width="16383*"/>
    </style:style>
    <style:style style:name="Tabelle9.D" style:family="table-column">
      <style:table-column-properties style:column-width="4.251cm" style:rel-column-width="16386*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D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5.667cm" style:rel-column-width="21845*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C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officeooo:rsid="00167127" officeooo:paragraph-rsid="00167127"/>
    </style:style>
    <style:style style:name="P2" style:family="paragraph" style:parent-style-name="Standard">
      <style:paragraph-properties fo:text-align="center" style:justify-single-word="false"/>
      <style:text-properties officeooo:rsid="00167127" officeooo:paragraph-rsid="00167127"/>
    </style:style>
    <style:style style:name="P3" style:family="paragraph" style:parent-style-name="Standard">
      <style:paragraph-properties fo:text-align="end" style:justify-single-word="false"/>
      <style:text-properties officeooo:rsid="0016b7db" officeooo:paragraph-rsid="0016b7db"/>
    </style:style>
    <style:style style:name="P4" style:family="paragraph" style:parent-style-name="Standard">
      <style:paragraph-properties fo:text-align="start" style:justify-single-word="false"/>
      <style:text-properties officeooo:rsid="00170d51" officeooo:paragraph-rsid="00170d51"/>
    </style:style>
    <style:style style:name="P5" style:family="paragraph" style:parent-style-name="Standard">
      <style:paragraph-properties fo:text-align="start" style:justify-single-word="false"/>
      <style:text-properties officeooo:paragraph-rsid="0018d6e4"/>
    </style:style>
    <style:style style:name="P6" style:family="paragraph" style:parent-style-name="Standard">
      <style:paragraph-properties fo:text-align="start" style:justify-single-word="false"/>
      <style:text-properties officeooo:paragraph-rsid="0020ecbc"/>
    </style:style>
    <style:style style:name="P7" style:family="paragraph" style:parent-style-name="Standard">
      <style:paragraph-properties fo:text-align="start" style:justify-single-word="false"/>
      <style:text-properties officeooo:rsid="001f8e14" officeooo:paragraph-rsid="001f8e14"/>
    </style:style>
    <style:style style:name="P8" style:family="paragraph" style:parent-style-name="Standard">
      <style:paragraph-properties fo:text-align="start" style:justify-single-word="false"/>
      <style:text-properties officeooo:rsid="002028cc" officeooo:paragraph-rsid="001f8e14"/>
    </style:style>
    <style:style style:name="P9" style:family="paragraph" style:parent-style-name="Standard">
      <style:paragraph-properties fo:text-align="center" style:justify-single-word="false"/>
      <style:text-properties officeooo:rsid="0020ecbc" officeooo:paragraph-rsid="002028cc"/>
    </style:style>
    <style:style style:name="P10" style:family="paragraph" style:parent-style-name="Standard">
      <style:paragraph-properties fo:text-align="center" style:justify-single-word="false"/>
      <style:text-properties officeooo:rsid="0020ecbc" officeooo:paragraph-rsid="0020ecbc"/>
    </style:style>
    <style:style style:name="P11" style:family="paragraph" style:parent-style-name="Standard">
      <style:paragraph-properties fo:text-align="center" style:justify-single-word="false"/>
      <style:text-properties officeooo:rsid="0020ecbc" officeooo:paragraph-rsid="00226697"/>
    </style:style>
    <style:style style:name="P12" style:family="paragraph" style:parent-style-name="Standard">
      <style:paragraph-properties fo:text-align="start" style:justify-single-word="false"/>
      <style:text-properties officeooo:rsid="0020ecbc" officeooo:paragraph-rsid="0020ecbc"/>
    </style:style>
    <style:style style:name="P13" style:family="paragraph" style:parent-style-name="Standard">
      <style:paragraph-properties fo:text-align="start" style:justify-single-word="false"/>
      <style:text-properties officeooo:rsid="00226697" officeooo:paragraph-rsid="00226697"/>
    </style:style>
    <style:style style:name="P14" style:family="paragraph" style:parent-style-name="Standard">
      <style:paragraph-properties fo:text-align="center" style:justify-single-word="false"/>
      <style:text-properties officeooo:rsid="00226697" officeooo:paragraph-rsid="00226697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20ecbc" officeooo:paragraph-rsid="0020ecbc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226697" officeooo:paragraph-rsid="00226697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242477" officeooo:paragraph-rsid="00242477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2028cc" officeooo:paragraph-rsid="002028cc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18d6e4" officeooo:paragraph-rsid="0018d6e4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170d51" officeooo:paragraph-rsid="00170d51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1dc822" officeooo:paragraph-rsid="001dc822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249d3b" officeooo:paragraph-rsid="00249d3b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249d3b" officeooo:paragraph-rsid="00249d3b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249d3b" officeooo:paragraph-rsid="00249d3b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2620ee" officeooo:paragraph-rsid="002620ee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28fbc5" officeooo:paragraph-rsid="0028fbc5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weight="normal" officeooo:rsid="0029e347" officeooo:paragraph-rsid="0029e347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29e347" officeooo:paragraph-rsid="0029e347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2ae821" officeooo:paragraph-rsid="002ae821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weight="normal" officeooo:rsid="0031e022" officeooo:paragraph-rsid="0031e022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31e022" officeooo:paragraph-rsid="0031e022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33220d" officeooo:paragraph-rsid="0033220d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weight="normal" officeooo:rsid="0033220d" officeooo:paragraph-rsid="0033220d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weight="normal" officeooo:rsid="0035873e" officeooo:paragraph-rsid="0035873e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35873e" officeooo:paragraph-rsid="0035873e" style:font-weight-asian="normal" style:font-weight-complex="normal"/>
    </style:style>
    <style:style style:name="P36" style:family="paragraph" style:parent-style-name="Standard">
      <style:paragraph-properties fo:text-align="end" style:justify-single-word="false"/>
      <style:text-properties fo:font-style="italic" fo:font-weight="normal" officeooo:rsid="002e232a" officeooo:paragraph-rsid="002e232a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tyle="italic" fo:font-weight="normal" officeooo:rsid="0033220d" officeooo:paragraph-rsid="0033220d" style:font-style-asian="italic" style:font-weight-asian="normal" style:font-style-complex="italic" style:font-weight-complex="normal"/>
    </style:style>
    <style:style style:name="P38" style:family="paragraph" style:parent-style-name="Table_20_Contents">
      <style:paragraph-properties fo:text-align="start" style:justify-single-word="false"/>
    </style:style>
    <style:style style:name="P39" style:family="paragraph" style:parent-style-name="Table_20_Contents">
      <style:paragraph-properties fo:text-align="start" style:justify-single-word="false"/>
      <style:text-properties officeooo:paragraph-rsid="0018d6e4"/>
    </style:style>
    <style:style style:name="P40" style:family="paragraph" style:parent-style-name="Table_20_Contents">
      <style:paragraph-properties fo:text-align="start" style:justify-single-word="false"/>
      <style:text-properties officeooo:paragraph-rsid="00249d3b"/>
    </style:style>
    <style:style style:name="P41" style:family="paragraph" style:parent-style-name="Table_20_Contents">
      <style:paragraph-properties fo:text-align="start" style:justify-single-word="false"/>
      <style:text-properties officeooo:rsid="00170d51" officeooo:paragraph-rsid="00170d51"/>
    </style:style>
    <style:style style:name="P42" style:family="paragraph" style:parent-style-name="Table_20_Contents">
      <style:paragraph-properties fo:text-align="center" style:justify-single-word="false"/>
      <style:text-properties officeooo:rsid="00170d51" officeooo:paragraph-rsid="00170d51"/>
    </style:style>
    <style:style style:name="P43" style:family="paragraph" style:parent-style-name="Table_20_Contents">
      <style:paragraph-properties fo:text-align="start" style:justify-single-word="false"/>
      <style:text-properties officeooo:rsid="0018d6e4" officeooo:paragraph-rsid="0018d6e4"/>
    </style:style>
    <style:style style:name="P44" style:family="paragraph" style:parent-style-name="Table_20_Contents">
      <style:paragraph-properties fo:text-align="center" style:justify-single-word="false"/>
      <style:text-properties officeooo:rsid="0018d6e4" officeooo:paragraph-rsid="0018d6e4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  <style:text-properties officeooo:rsid="001aa152" officeooo:paragraph-rsid="001aa152"/>
    </style:style>
    <style:style style:name="P47" style:family="paragraph" style:parent-style-name="Table_20_Contents">
      <style:paragraph-properties fo:text-align="start" style:justify-single-word="false"/>
      <style:text-properties officeooo:rsid="001aa152" officeooo:paragraph-rsid="001aa152"/>
    </style:style>
    <style:style style:name="P48" style:family="paragraph" style:parent-style-name="Table_20_Contents">
      <style:paragraph-properties fo:text-align="center" style:justify-single-word="false"/>
      <style:text-properties officeooo:rsid="001bf5ed" officeooo:paragraph-rsid="001bf5ed"/>
    </style:style>
    <style:style style:name="P49" style:family="paragraph" style:parent-style-name="Table_20_Contents">
      <style:paragraph-properties fo:text-align="start" style:justify-single-word="false"/>
      <style:text-properties officeooo:rsid="001bf5ed" officeooo:paragraph-rsid="001bf5ed"/>
    </style:style>
    <style:style style:name="P50" style:family="paragraph" style:parent-style-name="Table_20_Contents">
      <style:paragraph-properties fo:text-align="start" style:justify-single-word="false"/>
      <style:text-properties officeooo:rsid="001f8e14" officeooo:paragraph-rsid="001f8e14"/>
    </style:style>
    <style:style style:name="P51" style:family="paragraph" style:parent-style-name="Table_20_Contents">
      <style:paragraph-properties fo:text-align="center" style:justify-single-word="false"/>
      <style:text-properties officeooo:rsid="002028cc" officeooo:paragraph-rsid="002028cc"/>
    </style:style>
    <style:style style:name="P52" style:family="paragraph" style:parent-style-name="Table_20_Contents">
      <style:paragraph-properties fo:text-align="start" style:justify-single-word="false"/>
      <style:text-properties officeooo:rsid="00249d3b" officeooo:paragraph-rsid="00249d3b"/>
    </style:style>
    <style:style style:name="P53" style:family="paragraph" style:parent-style-name="Table_20_Contents">
      <style:paragraph-properties fo:text-align="center" style:justify-single-word="false"/>
      <style:text-properties officeooo:rsid="00249d3b" officeooo:paragraph-rsid="00249d3b"/>
    </style:style>
    <style:style style:name="P54" style:family="paragraph" style:parent-style-name="Table_20_Contents">
      <style:paragraph-properties fo:text-align="end" style:justify-single-word="false"/>
      <style:text-properties officeooo:rsid="002620ee" officeooo:paragraph-rsid="002620ee"/>
    </style:style>
    <style:style style:name="P55" style:family="paragraph" style:parent-style-name="Table_20_Contents">
      <style:paragraph-properties fo:text-align="end" style:justify-single-word="false"/>
      <style:text-properties officeooo:rsid="002620ee" officeooo:paragraph-rsid="00249d3b"/>
    </style:style>
    <style:style style:name="P56" style:family="paragraph" style:parent-style-name="Table_20_Contents">
      <style:paragraph-properties fo:text-align="start" style:justify-single-word="false"/>
      <style:text-properties officeooo:rsid="0027b987" officeooo:paragraph-rsid="0027b987"/>
    </style:style>
    <style:style style:name="P57" style:family="paragraph" style:parent-style-name="Table_20_Contents">
      <style:paragraph-properties fo:text-align="end" style:justify-single-word="false"/>
      <style:text-properties officeooo:rsid="0027b987" officeooo:paragraph-rsid="0027b987"/>
    </style:style>
    <style:style style:name="P58" style:family="paragraph" style:parent-style-name="Table_20_Contents">
      <style:paragraph-properties fo:text-align="end" style:justify-single-word="false"/>
      <style:text-properties officeooo:rsid="00280d13" officeooo:paragraph-rsid="00280d13"/>
    </style:style>
    <style:style style:name="P59" style:family="paragraph" style:parent-style-name="Table_20_Contents">
      <style:paragraph-properties fo:text-align="start" style:justify-single-word="false"/>
      <style:text-properties officeooo:rsid="00280d13" officeooo:paragraph-rsid="00280d13"/>
    </style:style>
    <style:style style:name="P60" style:family="paragraph" style:parent-style-name="Table_20_Contents">
      <style:paragraph-properties fo:text-align="center" style:justify-single-word="false"/>
      <style:text-properties officeooo:rsid="0029e347" officeooo:paragraph-rsid="0029e347"/>
    </style:style>
    <style:style style:name="P61" style:family="paragraph" style:parent-style-name="Table_20_Contents">
      <style:paragraph-properties fo:text-align="start" style:justify-single-word="false"/>
      <style:text-properties officeooo:rsid="0029e347" officeooo:paragraph-rsid="0029e347"/>
    </style:style>
    <style:style style:name="P62" style:family="paragraph" style:parent-style-name="Table_20_Contents">
      <style:paragraph-properties fo:text-align="start" style:justify-single-word="false"/>
      <style:text-properties officeooo:rsid="0029e347" officeooo:paragraph-rsid="002ae821"/>
    </style:style>
    <style:style style:name="P63" style:family="paragraph" style:parent-style-name="Table_20_Contents">
      <style:paragraph-properties fo:text-align="center" style:justify-single-word="false"/>
      <style:text-properties officeooo:rsid="0033220d" officeooo:paragraph-rsid="0033220d"/>
    </style:style>
    <style:style style:name="P64" style:family="paragraph" style:parent-style-name="Table_20_Contents">
      <style:paragraph-properties fo:text-align="center" style:justify-single-word="false"/>
      <style:text-properties officeooo:rsid="0033220d" officeooo:paragraph-rsid="0034e82d"/>
    </style:style>
    <style:style style:name="P65" style:family="paragraph" style:parent-style-name="Table_20_Contents">
      <style:paragraph-properties fo:text-align="start" style:justify-single-word="false"/>
      <style:text-properties officeooo:rsid="0033220d" officeooo:paragraph-rsid="0033220d"/>
    </style:style>
    <style:style style:name="P66" style:family="paragraph" style:parent-style-name="Table_20_Contents">
      <style:paragraph-properties fo:text-align="center" style:justify-single-word="false"/>
      <style:text-properties officeooo:rsid="0034e82d" officeooo:paragraph-rsid="0034e82d"/>
    </style:style>
    <style:style style:name="P67" style:family="paragraph" style:parent-style-name="Table_20_Contents">
      <style:paragraph-properties fo:text-align="start" style:justify-single-word="false"/>
      <style:text-properties officeooo:rsid="0035873e" officeooo:paragraph-rsid="0035873e"/>
    </style:style>
    <style:style style:name="P68" style:family="paragraph" style:parent-style-name="Standard">
      <style:paragraph-properties fo:text-align="start" style:justify-single-word="false"/>
      <style:text-properties fo:font-weight="normal" officeooo:rsid="0035873e" officeooo:paragraph-rsid="0035873e" style:font-weight-asian="normal" style:font-weight-complex="normal"/>
    </style:style>
    <style:style style:name="T1" style:family="text">
      <style:text-properties officeooo:rsid="0018d6e4"/>
    </style:style>
    <style:style style:name="T2" style:family="text">
      <style:text-properties officeooo:rsid="001aa152"/>
    </style:style>
    <style:style style:name="T3" style:family="text">
      <style:text-properties officeooo:rsid="001bf5ed"/>
    </style:style>
    <style:style style:name="T4" style:family="text">
      <style:text-properties officeooo:rsid="001f8e14"/>
    </style:style>
    <style:style style:name="T5" style:family="text">
      <style:text-properties officeooo:rsid="002028cc"/>
    </style:style>
    <style:style style:name="T6" style:family="text">
      <style:text-properties officeooo:rsid="0020ecbc"/>
    </style:style>
    <style:style style:name="T7" style:family="text">
      <style:text-properties officeooo:rsid="00226697"/>
    </style:style>
    <style:style style:name="T8" style:family="text">
      <style:text-properties officeooo:rsid="00249d3b"/>
    </style:style>
    <style:style style:name="T9" style:family="text">
      <style:text-properties officeooo:rsid="002620ee"/>
    </style:style>
    <style:style style:name="T10" style:family="text">
      <style:text-properties officeooo:rsid="0027b987"/>
    </style:style>
    <style:style style:name="T11" style:family="text">
      <style:text-properties officeooo:rsid="002ae821"/>
    </style:style>
    <style:style style:name="T12" style:family="text">
      <style:text-properties officeooo:rsid="002cc68e"/>
    </style:style>
    <style:style style:name="T13" style:family="text">
      <style:text-properties officeooo:rsid="002fdee0"/>
    </style:style>
    <style:style style:name="T14" style:family="text">
      <style:text-properties officeooo:rsid="0030c3b4"/>
    </style:style>
    <style:style style:name="T15" style:family="text">
      <style:text-properties officeooo:rsid="0034e82d"/>
    </style:style>
    <style:style style:name="T16" style:family="text">
      <style:text-properties officeooo:rsid="0037f5e6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iedel</text:p>
      <text:p text:style-name="P1">________________________________________________________________________________</text:p>
      <text:p text:style-name="P2"/>
      <text:p text:style-name="P20">Einführung in die Materialwirtschaft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 table:number-columns-repeated="2"/>
        <table:table-column table:style-name="Tabelle1.F"/>
        <table:table-row>
          <table:table-cell table:style-name="Tabelle1.A1" table:number-rows-spanned="3" office:value-type="string">
            <text:p text:style-name="P38"/>
            <text:p text:style-name="P41">Lieferant<text:span text:style-name="T1">en</text:span>→</text:p>
          </table:table-cell>
          <table:table-cell table:style-name="Tabelle1.A1" table:number-columns-spanned="4" office:value-type="string">
            <text:p text:style-name="P42">Unternehmensführung</text:p>
          </table:table-cell>
          <table:covered-table-cell/>
          <table:covered-table-cell/>
          <table:covered-table-cell/>
          <table:table-cell table:style-name="Tabelle1.F1" table:number-rows-spanned="3" office:value-type="string">
            <text:p text:style-name="P38"/>
            <text:p text:style-name="P41">Kunden</text:p>
          </table:table-cell>
        </table:table-row>
        <table:table-row>
          <table:covered-table-cell/>
          <table:table-cell table:style-name="Tabelle1.B2" office:value-type="string">
            <text:p text:style-name="P43">Beschaffung →</text:p>
          </table:table-cell>
          <table:table-cell table:style-name="Tabelle1.B2" office:value-type="string">
            <text:p text:style-name="P41">Produktion →</text:p>
          </table:table-cell>
          <table:table-cell table:style-name="Tabelle1.B2" office:value-type="string">
            <text:p text:style-name="P43">Lagerung →</text:p>
          </table:table-cell>
          <table:table-cell table:style-name="Tabelle1.B2" office:value-type="string">
            <text:p text:style-name="P43">Absatz→</text:p>
          </table:table-cell>
          <table:covered-table-cell/>
        </table:table-row>
        <table:table-row>
          <table:covered-table-cell/>
          <table:table-cell table:style-name="Tabelle1.B2" office:value-type="string">
            <text:p text:style-name="P38">- <text:span text:style-name="T1">optimale Bestellmenge</text:span></text:p>
            <text:p text:style-name="P38">- <text:s/><text:span text:style-name="T1">ABC-Analyse</text:span></text:p>
            <text:p text:style-name="P39">- <text:span text:style-name="T1">Lieferanten-auswahl</text:span></text:p>
          </table:table-cell>
          <table:table-cell table:style-name="Tabelle1.B2" office:value-type="string">
            <text:p text:style-name="P38"/>
          </table:table-cell>
          <table:table-cell table:style-name="Tabelle1.B2" office:value-type="string">
            <text:p text:style-name="P38">- <text:span text:style-name="T1">Funktionen</text:span></text:p>
            <text:p text:style-name="P38">- <text:span text:style-name="T1">Grundsätze</text:span></text:p>
            <text:p text:style-name="P38">- </text:p>
          </table:table-cell>
          <table:table-cell table:style-name="Tabelle1.B2" office:value-type="string">
            <text:p text:style-name="P38"/>
          </table:table-cell>
          <table:covered-table-cell/>
        </table:table-row>
        <table:table-row>
          <table:table-cell table:style-name="Tabelle1.B2" office:value-type="string">
            <text:p text:style-name="P43"/>
          </table:table-cell>
          <table:table-cell table:style-name="Tabelle1.B2" table:number-columns-spanned="4" office:value-type="string">
            <text:p text:style-name="P44">Materialwirtschaft</text:p>
            <text:p text:style-name="P44">- Definition</text:p>
            <text:p text:style-name="P44">- Ziele</text:p>
            <text:p text:style-name="P44">- Kosten</text:p>
            <text:p text:style-name="P44">- Verfahren</text:p>
          </table:table-cell>
          <table:covered-table-cell/>
          <table:covered-table-cell/>
          <table:covered-table-cell/>
          <table:table-cell table:style-name="Tabelle1.F4" office:value-type="string">
            <text:p text:style-name="P38"/>
          </table:table-cell>
        </table:table-row>
      </table:table>
      <text:p text:style-name="P4"/>
      <text:p text:style-name="P19">Aufgaben der Materialwirtschaft</text:p>
      <text:p text:style-name="P5"><text:span text:style-name="T1">- </text:span><text:span text:style-name="T2">Bereitstellung von Roh-, Hilfs- und Betriebsstoffe </text:span><text:span text:style-name="T3">(RHB)</text:span><text:span text:style-name="T2"> /Fertigungsstoffe</text:span></text:p>
      <text:p text:style-name="P5"><text:tab/>- <text:span text:style-name="T2">in der richtigen Menge</text:span></text:p>
      <text:p text:style-name="P5"><text:tab/>- <text:span text:style-name="T2">zur richtigen Zeit</text:span></text:p>
      <text:p text:style-name="P5"><text:tab/>- <text:span text:style-name="T2">in richtigen Qualität</text:span></text:p>
      <text:p text:style-name="P5"><text:tab/>- <text:span text:style-name="T2">am richtigen Ort</text:span></text:p>
      <text:p text:style-name="P5"><text:tab/>- <text:span text:style-name="T2">zum richtigen Preis (Bezugspreis)</text:span></text:p>
      <text:p text:style-name="P5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46">Materialwirtschaft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46">Versorgung</text:p>
            <text:p text:style-name="P47">- kurze Lieferzeiten</text:p>
            <text:p text:style-name="P47">- hohe Liefertermintreue</text:p>
            <text:p text:style-name="P47">- zuverlässige Bezugsquelle</text:p>
            <text:p text:style-name="P47">- flexible Lieferanten</text:p>
          </table:table-cell>
          <table:table-cell table:style-name="Tabelle2.A2" office:value-type="string">
            <text:p text:style-name="P46">Kostensenkung</text:p>
            <text:p text:style-name="P47">- niedrige Bezugskosten</text:p>
            <text:p text:style-name="P47">- <text:span text:style-name="T3">niedrige Bestellkosten (interne Kosten: Prüfungszeit, Bestellaufwand)</text:span></text:p>
            <text:p text:style-name="P47">- <text:span text:style-name="T3">niedrige Lagerkosten</text:span></text:p>
            <text:p text:style-name="P47">- <text:span text:style-name="T3">geringe Fehlmengenkosten</text:span></text:p>
            <text:p text:style-name="P47">- <text:span text:style-name="T3">kurze Durchlaufzeiten</text:span></text:p>
          </table:table-cell>
          <table:table-cell table:style-name="Tabelle2.C2" office:value-type="string">
            <text:p text:style-name="P48">Kundenzufriedenheit</text:p>
            <text:p text:style-name="P49">- hohe Qualität der RHB</text:p>
            <text:p text:style-name="P49">- hohe Umweltverträglichkeit</text:p>
          </table:table-cell>
        </table:table-row>
      </table:table>
      <text:p text:style-name="P5"/>
      <text:p text:style-name="P21">Strategien der Beschaffung</text:p>
      <table:table table:name="Tabelle3" table:style-name="Tabelle3">
        <table:table-column table:style-name="Tabelle3.A" table:number-columns-repeated="3"/>
        <table:table-row>
          <table:table-cell table:style-name="Tabelle3.A1" office:value-type="string">
            <text:p text:style-name="P38"/>
          </table:table-cell>
          <table:table-cell table:style-name="Tabelle3.A1" office:value-type="string">
            <text:p text:style-name="P50">Merkmale</text:p>
          </table:table-cell>
          <table:table-cell table:style-name="Tabelle3.C1" office:value-type="string">
            <text:p text:style-name="P50">Vorteile</text:p>
          </table:table-cell>
        </table:table-row>
        <table:table-row>
          <table:table-cell table:style-name="Tabelle3.A2" office:value-type="string">
            <text:p text:style-name="P7">Einzelbeschaffung nach einem Kundenauftrag</text:p>
          </table:table-cell>
          <table:table-cell table:style-name="Tabelle3.A2" office:value-type="string">
            <text:p text:style-name="P50">Materialien werden erst zum Zeitpunkt der Verwendung beschafft. </text:p>
          </table:table-cell>
          <table:table-cell table:style-name="Tabelle3.C2" office:value-type="string">
            <text:p text:style-name="P50">- geringe Lagerkosten durch weniger Material auf Lager</text:p>
            <text:p text:style-name="P50">- Beschaffung flexibel</text:p>
          </table:table-cell>
        </table:table-row>
        <table:table-row>
          <table:table-cell table:style-name="Tabelle3.A2" office:value-type="string">
            <text:p text:style-name="P7">Vorratsbeschaffung</text:p>
          </table:table-cell>
          <table:table-cell table:style-name="Tabelle3.A2" office:value-type="string">
            <text:p text:style-name="P50">Kein Zusammenhang zwischen Beschaffungsmenge und Verbrauchsmenge.</text:p>
          </table:table-cell>
          <table:table-cell table:style-name="Tabelle3.C2" office:value-type="string">
            <text:p text:style-name="P38">- <text:span text:style-name="T4">geringere Beschaffungskosten</text:span></text:p>
            <text:p text:style-name="P38">- <text:span text:style-name="T4">geringere Transportkosten</text:span></text:p>
            <text:p text:style-name="P38">- <text:span text:style-name="T4">geringeres Risiko auf Fehlmengenkosten</text:span></text:p>
          </table:table-cell>
        </table:table-row>
        <table:table-row>
          <table:table-cell table:style-name="Tabelle3.A2" office:value-type="string">
            <text:p text:style-name="P7">Fertigungssynchrone Beschaffung (Just-in-time)</text:p>
          </table:table-cell>
          <table:table-cell table:style-name="Tabelle3.A2" office:value-type="string">
            <text:p text:style-name="P50">Beschaffung orientiert sich am Rhythmus der Fertigung.</text:p>
          </table:table-cell>
          <table:table-cell table:style-name="Tabelle3.C2" office:value-type="string">
            <text:p text:style-name="P38">- <text:span text:style-name="T4">geringe Lagerkosten</text:span></text:p>
          </table:table-cell>
        </table:table-row>
      </table:table>
      <text:p text:style-name="P8"/>
      <text:p text:style-name="P8"/>
      <text:p text:style-name="P18"><text:soft-page-break/>Vorratsbeschaffung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51">Bestellrythmusverfahren</text:p>
          </table:table-cell>
          <table:table-cell table:style-name="Tabelle4.B1" office:value-type="string">
            <text:p text:style-name="P51">Bestellpunktverfahren</text:p>
          </table:table-cell>
        </table:table-row>
        <table:table-row>
          <table:table-cell table:style-name="Tabelle4.A2" office:value-type="string">
            <text:p text:style-name="P45">- <text:span text:style-name="T5">Bestellung erfolgt in festen Zeitabständen</text:span></text:p>
          </table:table-cell>
          <table:table-cell table:style-name="Tabelle4.B2" office:value-type="string">
            <text:p text:style-name="P45">- <text:span text:style-name="T5">Bestellung erfolgt, wenn ein Meldebestand erreicht wird</text:span></text:p>
            <text:p text:style-name="P45">- <text:span text:style-name="T5">Lagerbestandskurve</text:span></text:p>
          </table:table-cell>
        </table:table-row>
      </table:table>
      <text:p text:style-name="P9"/>
      <text:p text:style-name="P15">Höchstbestand</text:p>
      <text:p text:style-name="P12">Der Höchstbestand sollte nicht überschritten werden. </text:p>
      <text:p text:style-name="P12">Bei Überschreiten des Höchstbestands: sehr hohe <text:s/>Kostensteigerung möglich</text:p>
      <text:p text:style-name="P12">Der Höchstbestand wird in der Regel nach eintreffen der Lieferung erreicht.</text:p>
      <text:p text:style-name="P10">Höchstbestand = <text:span text:style-name="T7">Mindestbestand + opt. Bestellmenge</text:span></text:p>
      <text:p text:style-name="P10"/>
      <text:p text:style-name="P16">Mindestbestand</text:p>
      <text:p text:style-name="P6"><text:span text:style-name="T6">Der Mindestbestand sollte nur </text:span><text:span text:style-name="T7">in Notsituationen</text:span><text:span text:style-name="T6"> </text:span><text:span text:style-name="T7">a</text:span><text:span text:style-name="T6">ngegriffen werden.</text:span></text:p>
      <text:p text:style-name="P6"><text:span text:style-name="T6">Zweck des Mindestbestands: Bei vorübergehenden </text:span><text:span text:style-name="T7">Lieferengpässen,</text:span><text:span text:style-name="T6"> </text:span><text:span text:style-name="T7">s</text:span><text:span text:style-name="T6">oll reibungslose </text:span><text:span text:style-name="T7">Produktion</text:span><text:span text:style-name="T6"> </text:span><text:span text:style-name="T7">m</text:span><text:span text:style-name="T6">öglich sein.</text:span></text:p>
      <text:p text:style-name="P13">Die Höhe des Mindestbestands ist abhängig vom vom Beschaffungsrisiko.</text:p>
      <text:p text:style-name="P11"/>
      <text:p text:style-name="P17">Meldebestand</text:p>
      <text:p text:style-name="P13">Beim erreichen des Meldebestands muss eine Meldung erfolgen.</text:p>
      <text:p text:style-name="P13">Der Meldebestand muss so hoch sein, dass das Auffüllen des Lagers spätestens beim Mindestbestandes eingreift.</text:p>
      <text:p text:style-name="P14">Meldebestand = Mindestbestand + ( Tagesverbrauch * Lieferzeit )</text:p>
      <text:p text:style-name="P14"/>
      <text:p text:style-name="P22">Optimale Bestellmenge</text:p>
      <text:p text:style-name="P25">Bestellkosten + Lagerhaltungskosten = minimal</text:p>
      <text:p text:style-name="P23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53">Bestellkosten (= interne Kosten)</text:p>
          </table:table-cell>
          <table:table-cell table:style-name="Tabelle6.B1" office:value-type="string">
            <text:p text:style-name="P53">Lagerkosten</text:p>
          </table:table-cell>
        </table:table-row>
        <table:table-row>
          <table:table-cell table:style-name="Tabelle6.A2" office:value-type="string">
            <text:p text:style-name="P52">- Angebotsvergleich</text:p>
            <text:p text:style-name="P52">- Prüfen der Ware und ggf. Mängelrüge erstellen</text:p>
            <text:p text:style-name="P40"><text:span text:style-name="T8">- Rechnungswesen </text:span><text:span text:style-name="T9">ü</text:span><text:span text:style-name="T8">berprüft </text:span><text:span text:style-name="T9">Rechnung und begleicht diese</text:span></text:p>
          </table:table-cell>
          <table:table-cell table:style-name="Tabelle6.B2" office:value-type="string">
            <text:p text:style-name="P52">- <text:span text:style-name="T9">Lagerverwaltung</text:span></text:p>
            <text:p text:style-name="P52">- <text:span text:style-name="T9">Technische Anlagen und Maschinen</text:span></text:p>
            <text:p text:style-name="P52">- <text:span text:style-name="T9">Mitarbeitende</text:span></text:p>
            <text:p text:style-name="P52">- <text:span text:style-name="T9">Miete</text:span></text:p>
            <text:p text:style-name="P52">- <text:span text:style-name="T9">Betriebskosten (Wasser, Energie)</text:span>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oft-page-break/>Bedarf: 45 000 Kg/Jahr<text:tab/>Bestellkosten: 300€/Bestellung<text:tab/>Einstand(Bezugs-)spreis: 12€/Kg</text:p>
      <text:p text:style-name="P25">Lagerhaltungskostensatz: 25%</text:p>
      <text:p text:style-name="P23"/>
      <table:table table:name="Tabelle5" table:style-name="Tabelle5">
        <table:table-column table:style-name="Tabelle5.A" table:number-columns-repeated="6"/>
        <table:table-column table:style-name="Tabelle5.G"/>
        <table:table-row>
          <table:table-cell table:style-name="Tabelle5.A1" office:value-type="string">
            <text:p text:style-name="P52">Bestellmenge</text:p>
          </table:table-cell>
          <table:table-cell table:style-name="Tabelle5.A1" office:value-type="string">
            <text:p text:style-name="P52">Anzahl <text:span text:style-name="T10">d. Bestellungen</text:span></text:p>
          </table:table-cell>
          <table:table-cell table:style-name="Tabelle5.A1" office:value-type="string">
            <text:p text:style-name="P52">Bestellkosten in €</text:p>
          </table:table-cell>
          <table:table-cell table:style-name="Tabelle5.A1" office:value-type="string">
            <text:p text:style-name="P52">Delta Lagerbestand in kg</text:p>
          </table:table-cell>
          <table:table-cell table:style-name="Tabelle5.A1" office:value-type="string">
            <text:p text:style-name="P52">Delta Lagerbestand in €</text:p>
          </table:table-cell>
          <table:table-cell table:style-name="Tabelle5.A1" office:value-type="string">
            <text:p text:style-name="P52">Lagerhaltungskosten in €</text:p>
          </table:table-cell>
          <table:table-cell table:style-name="Tabelle5.G1" office:value-type="string">
            <text:p text:style-name="P52">Gesamtkosten <text:span text:style-name="T9">in €</text:span></text:p>
          </table:table-cell>
        </table:table-row>
        <table:table-row>
          <table:table-cell table:style-name="Tabelle5.A2" office:value-type="string">
            <text:p text:style-name="P56">Berechnung</text:p>
          </table:table-cell>
          <table:table-cell table:style-name="Tabelle5.A2" office:value-type="string">
            <text:p text:style-name="P56">=Bedarf/Bestellmenge</text:p>
          </table:table-cell>
          <table:table-cell table:style-name="Tabelle5.A2" office:value-type="string">
            <text:p text:style-name="P56">k=Anz.d.Bestellungen*</text:p>
            <text:p text:style-name="P56">Bestellkosten</text:p>
          </table:table-cell>
          <table:table-cell table:style-name="Tabelle5.A2" office:value-type="string">
            <text:p text:style-name="P56">K=Bestellmenge/2+Mindestlagerbestand</text:p>
          </table:table-cell>
          <table:table-cell table:style-name="Tabelle5.A2" office:value-type="string">
            <text:p text:style-name="P56">=Delta Lagerbestand*Einstandspreis</text:p>
          </table:table-cell>
          <table:table-cell table:style-name="Tabelle5.A2" office:value-type="string">
            <text:p text:style-name="P56">K= Delta Lagerbestand in € * Lagerhaltungskosten</text:p>
          </table:table-cell>
          <table:table-cell table:style-name="Tabelle5.G2" office:value-type="string">
            <text:p text:style-name="P59">k=Bestellkosten + Lagerhaltungskosten</text:p>
          </table:table-cell>
        </table:table-row>
        <table:table-row>
          <table:table-cell table:style-name="Tabelle5.A2" office:value-type="string">
            <text:p text:style-name="P54">1000</text:p>
          </table:table-cell>
          <table:table-cell table:style-name="Tabelle5.A2" office:value-type="string">
            <text:p text:style-name="P54">45</text:p>
          </table:table-cell>
          <table:table-cell table:style-name="Tabelle5.A2" office:value-type="string">
            <text:p text:style-name="P57">13 500</text:p>
          </table:table-cell>
          <table:table-cell table:style-name="Tabelle5.A2" office:value-type="string">
            <text:p text:style-name="P57">500</text:p>
          </table:table-cell>
          <table:table-cell table:style-name="Tabelle5.A2" office:value-type="string">
            <text:p text:style-name="P57">6 000</text:p>
          </table:table-cell>
          <table:table-cell table:style-name="Tabelle5.A2" office:value-type="string">
            <text:p text:style-name="P58">1 500</text:p>
          </table:table-cell>
          <table:table-cell table:style-name="Tabelle5.G2" office:value-type="string">
            <text:p text:style-name="P58">15 000</text:p>
          </table:table-cell>
        </table:table-row>
        <table:table-row>
          <table:table-cell table:style-name="Tabelle5.A2" office:value-type="string">
            <text:p text:style-name="P54">2000</text:p>
          </table:table-cell>
          <table:table-cell table:style-name="Tabelle5.A2" office:value-type="string">
            <text:p text:style-name="P54">23</text:p>
          </table:table-cell>
          <table:table-cell table:style-name="Tabelle5.A2" office:value-type="string">
            <text:p text:style-name="P57">6 900</text:p>
          </table:table-cell>
          <table:table-cell table:style-name="Tabelle5.A2" office:value-type="string">
            <text:p text:style-name="P57">1000</text:p>
          </table:table-cell>
          <table:table-cell table:style-name="Tabelle5.A2" office:value-type="string">
            <text:p text:style-name="P57">12 000</text:p>
          </table:table-cell>
          <table:table-cell table:style-name="Tabelle5.A2" office:value-type="string">
            <text:p text:style-name="P58">3 000</text:p>
          </table:table-cell>
          <table:table-cell table:style-name="Tabelle5.G2" office:value-type="string">
            <text:p text:style-name="P58">9 900</text:p>
          </table:table-cell>
        </table:table-row>
        <table:table-row>
          <table:table-cell table:style-name="Tabelle5.A2" office:value-type="string">
            <text:p text:style-name="P54">3000</text:p>
          </table:table-cell>
          <table:table-cell table:style-name="Tabelle5.B5" table:formula="ooow:45000/&lt;A5&gt;" office:value-type="float" office:value="15">
            <text:p text:style-name="P55">15</text:p>
          </table:table-cell>
          <table:table-cell table:style-name="Tabelle5.A2" office:value-type="string">
            <text:p text:style-name="P57">4 500</text:p>
          </table:table-cell>
          <table:table-cell table:style-name="Tabelle5.A2" office:value-type="string">
            <text:p text:style-name="P57">1500</text:p>
          </table:table-cell>
          <table:table-cell table:style-name="Tabelle5.A2" office:value-type="string">
            <text:p text:style-name="P57">18 000</text:p>
          </table:table-cell>
          <table:table-cell table:style-name="Tabelle5.A2" office:value-type="string">
            <text:p text:style-name="P58">4 500</text:p>
          </table:table-cell>
          <table:table-cell table:style-name="Tabelle5.G2" office:value-type="string">
            <text:p text:style-name="P58">9 000</text:p>
          </table:table-cell>
        </table:table-row>
        <table:table-row>
          <table:table-cell table:style-name="Tabelle5.A2" office:value-type="string">
            <text:p text:style-name="P54">4000</text:p>
          </table:table-cell>
          <table:table-cell table:style-name="Tabelle5.A2" office:value-type="string">
            <text:p text:style-name="P54">12</text:p>
          </table:table-cell>
          <table:table-cell table:style-name="Tabelle5.A2" office:value-type="string">
            <text:p text:style-name="P57">3 600</text:p>
          </table:table-cell>
          <table:table-cell table:style-name="Tabelle5.A2" office:value-type="string">
            <text:p text:style-name="P57">2000</text:p>
          </table:table-cell>
          <table:table-cell table:style-name="Tabelle5.A2" office:value-type="string">
            <text:p text:style-name="P57">24 000</text:p>
          </table:table-cell>
          <table:table-cell table:style-name="Tabelle5.A2" office:value-type="string">
            <text:p text:style-name="P58">6 000</text:p>
          </table:table-cell>
          <table:table-cell table:style-name="Tabelle5.G2" office:value-type="string">
            <text:p text:style-name="P58">9 600</text:p>
          </table:table-cell>
        </table:table-row>
        <table:table-row>
          <table:table-cell table:style-name="Tabelle5.A2" office:value-type="string">
            <text:p text:style-name="P54">5000</text:p>
          </table:table-cell>
          <table:table-cell table:style-name="Tabelle5.B5" table:formula="ooow:45000/&lt;A7&gt;" office:value-type="float" office:value="9">
            <text:p text:style-name="P54">9</text:p>
          </table:table-cell>
          <table:table-cell table:style-name="Tabelle5.A2" office:value-type="string">
            <text:p text:style-name="P57">2 700</text:p>
          </table:table-cell>
          <table:table-cell table:style-name="Tabelle5.A2" office:value-type="string">
            <text:p text:style-name="P57">2500</text:p>
          </table:table-cell>
          <table:table-cell table:style-name="Tabelle5.A2" office:value-type="string">
            <text:p text:style-name="P57">30 000</text:p>
          </table:table-cell>
          <table:table-cell table:style-name="Tabelle5.A2" office:value-type="string">
            <text:p text:style-name="P58">7 500</text:p>
          </table:table-cell>
          <table:table-cell table:style-name="Tabelle5.G2" office:value-type="string">
            <text:p text:style-name="P58">10 200</text:p>
          </table:table-cell>
        </table:table-row>
        <table:table-row>
          <table:table-cell table:style-name="Tabelle5.A2" office:value-type="string">
            <text:p text:style-name="P54">6000</text:p>
          </table:table-cell>
          <table:table-cell table:style-name="Tabelle5.A2" office:value-type="string">
            <text:p text:style-name="P54">8</text:p>
          </table:table-cell>
          <table:table-cell table:style-name="Tabelle5.A2" office:value-type="string">
            <text:p text:style-name="P57">2 400</text:p>
          </table:table-cell>
          <table:table-cell table:style-name="Tabelle5.A2" office:value-type="string">
            <text:p text:style-name="P57">3000</text:p>
          </table:table-cell>
          <table:table-cell table:style-name="Tabelle5.A2" office:value-type="string">
            <text:p text:style-name="P57">36 000</text:p>
          </table:table-cell>
          <table:table-cell table:style-name="Tabelle5.A2" office:value-type="string">
            <text:p text:style-name="P58">9 000</text:p>
          </table:table-cell>
          <table:table-cell table:style-name="Tabelle5.G2" office:value-type="string">
            <text:p text:style-name="P58">11 400</text:p>
          </table:table-cell>
        </table:table-row>
        <table:table-row>
          <table:table-cell table:style-name="Tabelle5.A2" office:value-type="string">
            <text:p text:style-name="P54">7000</text:p>
          </table:table-cell>
          <table:table-cell table:style-name="Tabelle5.A2" office:value-type="string">
            <text:p text:style-name="P54">7</text:p>
          </table:table-cell>
          <table:table-cell table:style-name="Tabelle5.A2" office:value-type="string">
            <text:p text:style-name="P57">2 100</text:p>
          </table:table-cell>
          <table:table-cell table:style-name="Tabelle5.A2" office:value-type="string">
            <text:p text:style-name="P57">3500</text:p>
          </table:table-cell>
          <table:table-cell table:style-name="Tabelle5.A2" office:value-type="string">
            <text:p text:style-name="P57">42 000</text:p>
          </table:table-cell>
          <table:table-cell table:style-name="Tabelle5.A2" office:value-type="string">
            <text:p text:style-name="P58">12 600</text:p>
          </table:table-cell>
          <table:table-cell table:style-name="Tabelle5.G2" office:value-type="string">
            <text:p text:style-name="P58">12 600</text:p>
          </table:table-cell>
        </table:table-row>
        <table:table-row>
          <table:table-cell table:style-name="Tabelle5.A2" office:value-type="string">
            <text:p text:style-name="P54">8000</text:p>
          </table:table-cell>
          <table:table-cell table:style-name="Tabelle5.A2" office:value-type="string">
            <text:p text:style-name="P54">6</text:p>
          </table:table-cell>
          <table:table-cell table:style-name="Tabelle5.A2" office:value-type="string">
            <text:p text:style-name="P57">1 800</text:p>
          </table:table-cell>
          <table:table-cell table:style-name="Tabelle5.A2" office:value-type="string">
            <text:p text:style-name="P57">4000</text:p>
          </table:table-cell>
          <table:table-cell table:style-name="Tabelle5.A2" office:value-type="string">
            <text:p text:style-name="P57">48 000</text:p>
          </table:table-cell>
          <table:table-cell table:style-name="Tabelle5.A2" office:value-type="string">
            <text:p text:style-name="P58">12 000</text:p>
          </table:table-cell>
          <table:table-cell table:style-name="Tabelle5.G2" office:value-type="string">
            <text:p text:style-name="P58">13 800</text:p>
          </table:table-cell>
        </table:table-row>
      </table:table>
      <text:p text:style-name="P24"/>
      <text:p text:style-name="P26">Kritik: Nicht Realisierbar wenn:</text:p>
      <text:p text:style-name="P26"><text:tab/>- wenn die Lagerkapazität zu klein ist</text:p>
      <text:p text:style-name="P26"><text:tab/>- Liquidität ist nicht ausreichen</text:p>
      <text:p text:style-name="P26"><text:tab/>- große Absatzschwankungen</text:p>
      <text:p text:style-name="P26"/>
      <text:p text:style-name="P27">Angebotsvergleich</text:p>
      <text:p text:style-name="P28">quantitative und <text:tab/><text:tab/>qualitative Kriterien:</text:p>
      <text:p text:style-name="P28">- Bezugspreis</text:p>
      <text:p text:style-name="P28"><text:tab/><text:tab/><text:tab/><text:tab/>- Lieferzeiten</text:p>
      <text:p text:style-name="P28"><text:tab/><text:tab/><text:tab/><text:tab/>- Qualität</text:p>
      <text:p text:style-name="P28"><text:tab/><text:tab/><text:tab/><text:tab/>- Reklamationsverhalten</text:p>
      <text:p text:style-name="P28"><text:tab/><text:tab/><text:tab/><text:tab/>- Service</text:p>
      <text:p text:style-name="P28"><text:tab/><text:tab/><text:tab/><text:tab/>- Produktpalette</text:p>
      <text:p text:style-name="P28"/>
      <text:p text:style-name="P27">Arten des Vergleichs</text:p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60">Quantitativ</text:p>
          </table:table-cell>
          <table:table-cell table:style-name="Tabelle7.B1" office:value-type="string">
            <text:p text:style-name="P60">Qualitativ</text:p>
          </table:table-cell>
        </table:table-row>
        <table:table-row>
          <table:table-cell table:style-name="Tabelle7.A2" office:value-type="string">
            <text:p text:style-name="P62">- Ermittlung Bezugspreis</text:p>
            <text:p text:style-name="P62">- <text:span text:style-name="T11">Schema</text:span></text:p>
          </table:table-cell>
          <table:table-cell table:style-name="Tabelle7.B2" office:value-type="string">
            <text:p text:style-name="P61">- <text:span text:style-name="T11">Festlegung bestimmter qualit. Kriterien</text:span></text:p>
            <text:p text:style-name="P61">- <text:span text:style-name="T11">Nutzwer</text:span><text:span text:style-name="T13">t</text:span><text:span text:style-name="T11">analyse</text:span></text:p>
          </table:table-cell>
        </table:table-row>
      </table:table>
      <text:p text:style-name="P36">Prüfungsrelevant</text:p>
      <text:p text:style-name="P29">Schema</text:p>
      <text:p text:style-name="P29">LEP<text:tab/><text:tab/><text:tab/><text:tab/><text:span text:style-name="T12">43 000<text:tab/><text:tab/></text:span><text:span text:style-name="T14">(Listenpreis)</text:span></text:p>
      <text:p text:style-name="P29">- Rabatte<text:tab/><text:tab/><text:tab/><text:span text:style-name="T12">2 150<text:tab/><text:tab/></text:span></text:p>
      <text:p text:style-name="P29">= ZEP<text:tab/><text:tab/><text:tab/><text:tab/><text:span text:style-name="T12">40 850<text:tab/><text:tab/></text:span><text:span text:style-name="T14">(Zieleinkaufspreis)</text:span></text:p>
      <text:p text:style-name="P29">- Skonto<text:tab/><text:tab/><text:tab/><text:span text:style-name="T12">1 225,5<text:tab/></text:span></text:p>
      <text:p text:style-name="P29">=BEP<text:tab/><text:tab/><text:tab/><text:tab/><text:span text:style-name="T12">39 624,5<text:tab/></text:span><text:span text:style-name="T14">(Bareinkaufspreis)</text:span></text:p>
      <text:p text:style-name="P29">+ Bezugs<text:span text:style-name="T12">kosten<text:tab/><text:tab/>0<text:tab/><text:tab/></text:span></text:p>
      <text:p text:style-name="P29">= BP (Bezugspreis)<text:tab/><text:tab/><text:span text:style-name="T12">39 624,5<text:tab/></text:span><text:span text:style-name="T14">(Einstandspreis / Bezugspreis)</text:span></text:p>
      <text:p text:style-name="P34"><text:soft-page-break/>Nutzwertanalyse</text:p>
      <text:p text:style-name="P35">Beispiel 1-3 vergeben und am Ende mit <text:span text:style-name="T16">optionaler </text:span>Gewichtung Multiplizieren</text:p>
      <table:table table:name="Tabelle9" table:style-name="Tabelle9">
        <table:table-column table:style-name="Tabelle9.A" table:number-columns-repeated="3"/>
        <table:table-column table:style-name="Tabelle9.D"/>
        <table:table-row>
          <table:table-cell table:style-name="Tabelle9.A1" office:value-type="string">
            <text:p text:style-name="P67">Kategorie</text:p>
          </table:table-cell>
          <table:table-cell table:style-name="Tabelle9.A1" office:value-type="string">
            <text:p text:style-name="P67">Anbieter A</text:p>
          </table:table-cell>
          <table:table-cell table:style-name="Tabelle9.A1" office:value-type="string">
            <text:p text:style-name="P67">Anbieter B</text:p>
          </table:table-cell>
          <table:table-cell table:style-name="Tabelle9.D1" office:value-type="string">
            <text:p text:style-name="P67">Anbieter C</text:p>
          </table:table-cell>
        </table:table-row>
        <table:table-row>
          <table:table-cell table:style-name="Tabelle9.A2" office:value-type="string">
            <text:p text:style-name="P67">Preis</text:p>
          </table:table-cell>
          <table:table-cell table:style-name="Tabelle9.A2" office:value-type="string">
            <text:p text:style-name="P67">3 (Sehr gut)</text:p>
          </table:table-cell>
          <table:table-cell table:style-name="Tabelle9.A2" office:value-type="string">
            <text:p text:style-name="P67">2 (gut)</text:p>
          </table:table-cell>
          <table:table-cell table:style-name="Tabelle9.D2" office:value-type="string">
            <text:p text:style-name="P67">1 (mittel)</text:p>
          </table:table-cell>
        </table:table-row>
        <table:table-row>
          <table:table-cell table:style-name="Tabelle9.A2" office:value-type="string">
            <text:p text:style-name="P67">Qualität</text:p>
          </table:table-cell>
          <table:table-cell table:style-name="Tabelle9.A2" office:value-type="string">
            <text:p text:style-name="P67">2</text:p>
          </table:table-cell>
          <table:table-cell table:style-name="Tabelle9.A2" office:value-type="string">
            <text:p text:style-name="P67">1</text:p>
          </table:table-cell>
          <table:table-cell table:style-name="Tabelle9.D2" office:value-type="string">
            <text:p text:style-name="P67">3</text:p>
          </table:table-cell>
        </table:table-row>
        <table:table-row>
          <table:table-cell table:style-name="Tabelle9.A2" office:value-type="string">
            <text:p text:style-name="P67">Ergebnis</text:p>
          </table:table-cell>
          <table:table-cell table:style-name="Tabelle9.A2" office:value-type="string">
            <text:p text:style-name="P67">5 (bester Anbieter)</text:p>
          </table:table-cell>
          <table:table-cell table:style-name="Tabelle9.A2" office:value-type="string">
            <text:p text:style-name="P67">3</text:p>
          </table:table-cell>
          <table:table-cell table:style-name="Tabelle9.D2" office:value-type="string">
            <text:p text:style-name="P67">4</text:p>
          </table:table-cell>
        </table:table-row>
      </table:table>
      <text:p text:style-name="P35"/>
      <text:p text:style-name="P31"/>
      <text:p text:style-name="P30">Durchschnittlicher Lagerbestandskurve</text:p>
      <text:p text:style-name="P31">Wie hoch ist der Wert des Lagerbestandes im Durchschnitt in einer Periode? Ermittlung kannmengenmäßig (Stück, Kilo, …) oder wertmäßig (€) erfolgen.</text:p>
      <text:p text:style-name="P31"/>
      <text:p text:style-name="P31">AB = Anfangsbestand<text:tab/><text:tab/>EB = Endbestand</text:p>
      <text:p text:style-name="P31"/>
      <text:p text:style-name="P31">Jahresinventur = (AB + EB) / 2</text:p>
      <text:p text:style-name="P31">Quartalsinventur = (AB + 4 Quartals - EB) / 5</text:p>
      <text:p text:style-name="P31">Monatsinventur = (AB + 12-Monate – EB) / 13</text:p>
      <text:p text:style-name="P37">Hinweise:</text:p>
      <text:p text:style-name="P37">- wenn kein AB gegeben Bestellmenge als Lagerbestand nehmen</text:p>
      <text:p text:style-name="P37">- eventuelle Sicherheitsbestände berücksichtigen, da diese kontinuierlich im Lager sind und somit den durchschnittlichen Lagerbestand erhöhen<text:tab/>Bsp.: (Bestellmenge / 2) + Sicherheitsbestand</text:p>
      <text:p text:style-name="P31"/>
      <text:p text:style-name="P30">Umschlaghäufigkeit</text:p>
      <text:p text:style-name="P31">Wie oft hat sich der durchschnittliche Lagerbestand (während des Betrachtungszeitraums) umgeschlagen</text:p>
      <text:p text:style-name="P31"/>
      <text:p text:style-name="P31">= Materialverbrauch / durchschnittlicher Lagerbestand (Stk,m ...)</text:p>
      <text:p text:style-name="P31"/>
      <text:p text:style-name="P30">Durchschnittliche Lagerdauer</text:p>
      <text:p text:style-name="P31">Ermittlung der Tage, in denen die Ware durchschnittlich im Lager war.</text:p>
      <text:p text:style-name="P31"/>
      <text:p text:style-name="P31">= 360(Tage) / Umschlaghäufigkeit</text:p>
      <text:p text:style-name="P31"/>
      <text:p text:style-name="P30">Lagerzinsen (syn. Lagerkosten)</text:p>
      <text:p text:style-name="P31">Wie hoch ist der Verlust (an Zinsen), die dem Unternehmen während der Lagerdauer entgehen (Kapitalbindungskosten)?</text:p>
      <text:p text:style-name="P31"/>
      <text:p text:style-name="P31">= durchschnittlicher Lagerbestand(€) * Lagerzinssatz(%) / 100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><text:soft-page-break/>Übung:</text:p>
      <table:table table:name="Tabelle8" table:style-name="Tabelle8">
        <table:table-column table:style-name="Tabelle8.A" table:number-columns-repeated="3"/>
        <table:table-row>
          <table:table-cell table:style-name="Tabelle8.A1" office:value-type="string">
            <text:p text:style-name="P38"/>
          </table:table-cell>
          <table:table-cell table:style-name="Tabelle8.A1" office:value-type="string">
            <text:p text:style-name="P63">Bestellung aller 30 Tage</text:p>
          </table:table-cell>
          <table:table-cell table:style-name="Tabelle8.C1" office:value-type="string">
            <text:p text:style-name="P63">Bestellung alle 15 Tage</text:p>
          </table:table-cell>
        </table:table-row>
        <table:table-row>
          <table:table-cell table:style-name="Tabelle8.A2" office:value-type="string">
            <text:p text:style-name="P65">Jahresbedarf ( in m )</text:p>
            <text:p text:style-name="P65">Sicherheitsbestand ( in m )</text:p>
            <text:p text:style-name="P65">Bestellhäufigkeit</text:p>
            <text:p text:style-name="P65">Bestellmenge ( in m )</text:p>
          </table:table-cell>
          <table:table-cell table:style-name="Tabelle8.A2" office:value-type="string">
            <text:p text:style-name="P63">360 000 m</text:p>
            <text:p text:style-name="P63">5 000 m</text:p>
            <text:p text:style-name="P63">12</text:p>
            <text:p text:style-name="P63">30 000 m</text:p>
          </table:table-cell>
          <table:table-cell table:style-name="Tabelle8.C2" office:value-type="string">
            <text:p text:style-name="P66">360 000</text:p>
            <text:p text:style-name="P66">5 000m</text:p>
            <text:p text:style-name="P63">24</text:p>
            <text:p text:style-name="P66">15 000m</text:p>
          </table:table-cell>
        </table:table-row>
        <table:table-row>
          <table:table-cell table:style-name="Tabelle8.A2" office:value-type="string">
            <text:p text:style-name="P65">Durchschnittlicher Lagerbestand</text:p>
          </table:table-cell>
          <table:table-cell table:style-name="Tabelle8.A2" office:value-type="string">
            <text:p text:style-name="P63">( 30 000 / 2 ) + 5 000 </text:p>
            <text:p text:style-name="P63">= 20 000 m</text:p>
            <text:p text:style-name="P64">20 000 * 20€ = 400 000 €</text:p>
          </table:table-cell>
          <table:table-cell table:style-name="Tabelle8.C2" office:value-type="string">
            <text:p text:style-name="P66">( 15 000 / 2 ) + 5 000</text:p>
            <text:p text:style-name="P66">= 12 500 m</text:p>
            <text:p text:style-name="P66">12 500 * 20 = 250 000 €</text:p>
          </table:table-cell>
        </table:table-row>
        <table:table-row>
          <table:table-cell table:style-name="Tabelle8.A2" office:value-type="string">
            <text:p text:style-name="P65">Lagerkosten in €</text:p>
          </table:table-cell>
          <table:table-cell table:style-name="Tabelle8.A2" office:value-type="string">
            <text:p text:style-name="P63"><text:span text:style-name="T15">400 000</text:span> * <text:span text:style-name="T15">0,20 = 80 000€</text:span></text:p>
          </table:table-cell>
          <table:table-cell table:style-name="Tabelle8.C2" office:value-type="string">
            <text:p text:style-name="P66">250 000 * 0,20 = 50 000€</text:p>
          </table:table-cell>
        </table:table-row>
        <table:table-row>
          <table:table-cell table:style-name="Tabelle8.A2" office:value-type="string">
            <text:p text:style-name="P65">Umschlaghäufigkeit</text:p>
          </table:table-cell>
          <table:table-cell table:style-name="Tabelle8.A2" office:value-type="string">
            <text:p text:style-name="P63">360 000 / <text:span text:style-name="T15">20 000 = 18</text:span></text:p>
          </table:table-cell>
          <table:table-cell table:style-name="Tabelle8.C2" office:value-type="string">
            <text:p text:style-name="P66">360 000 / 12 500 = 28,8</text:p>
          </table:table-cell>
        </table:table-row>
        <table:table-row>
          <table:table-cell table:style-name="Tabelle8.A2" office:value-type="string">
            <text:p text:style-name="P65">Durchschnittliche Lagerdauer ( in Tagen )</text:p>
          </table:table-cell>
          <table:table-cell table:style-name="Tabelle8.A2" office:value-type="string">
            <text:p text:style-name="P66">360 / 18 = 20 d</text:p>
          </table:table-cell>
          <table:table-cell table:style-name="Tabelle8.C2" office:value-type="string">
            <text:p text:style-name="P66">360 / 28,8 = 12,5 d</text:p>
          </table:table-cell>
        </table:table-row>
      </table:table>
      <text:p text:style-name="P32"/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07:57:05.957000000</meta:creation-date>
    <dc:date>2022-01-29T11:53:58.135000000</dc:date>
    <meta:editing-duration>PT3H52M28S</meta:editing-duration>
    <meta:editing-cycles>21</meta:editing-cycles>
    <meta:generator>LibreOffice/7.0.1.2$Windows_X86_64 LibreOffice_project/7cbcfc562f6eb6708b5ff7d7397325de9e764452</meta:generator>
    <meta:document-statistic meta:table-count="9" meta:image-count="0" meta:object-count="0" meta:page-count="5" meta:paragraph-count="257" meta:word-count="872" meta:character-count="5979" meta:non-whitespace-character-count="5304"/>
  </office:meta>
</office:document-meta>
</file>